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padding="0in" fo:border="none"/>
    </style:style>
    <style:style style:name="P2" style:family="paragraph" style:parent-style-name="Heading_20_2">
      <style:paragraph-properties fo:padding="0in" fo:border="none"/>
    </style:style>
    <style:style style:name="P3" style:family="paragraph" style:parent-style-name="Preformatted_20_Text" style:list-style-name="L3">
      <style:paragraph-properties fo:margin-top="0in" fo:margin-bottom="0.1965in" style:contextual-spacing="false" fo:padding="0in" fo:border="none"/>
    </style:style>
    <style:style style:name="P4" style:family="paragraph" style:parent-style-name="Preformatted_20_Text" style:list-style-name="L3">
      <style:paragraph-properties fo:padding="0in" fo:border="none"/>
    </style:style>
    <style:style style:name="P5" style:family="paragraph" style:parent-style-name="Preformatted_20_Text" style:list-style-name="L3">
      <style:paragraph-properties fo:padding="0in" fo:border="none"/>
      <style:text-properties loext:padding="0in" loext:border="none"/>
    </style:style>
    <style:style style:name="P6" style:family="paragraph" style:parent-style-name="Preformatted_20_Text">
      <style:paragraph-properties fo:padding="0in" fo:border="none"/>
      <style:text-properties loext:padding="0in" loext:border="none"/>
    </style:style>
    <style:style style:name="P7" style:family="paragraph" style:parent-style-name="Preformatted_20_Text" style:list-style-name="L13">
      <style:paragraph-properties fo:padding="0in" fo:border="none"/>
      <style:text-properties loext:padding="0in" loext:border="none"/>
    </style:style>
    <style:style style:name="P8" style:family="paragraph" style:parent-style-name="Preformatted_20_Text" style:list-style-name="L15">
      <style:paragraph-properties fo:padding="0in" fo:border="none"/>
      <style:text-properties loext:padding="0in" loext:border="none"/>
    </style:style>
    <style:style style:name="P9" style:family="paragraph" style:parent-style-name="Preformatted_20_Text">
      <style:paragraph-properties fo:margin-top="0in" fo:margin-bottom="0.1965in" style:contextual-spacing="false" fo:padding="0in" fo:border="none"/>
    </style:style>
    <style:style style:name="P10" style:family="paragraph" style:parent-style-name="Preformatted_20_Text">
      <style:paragraph-properties fo:padding="0in" fo:border="none"/>
    </style:style>
    <style:style style:name="P11" style:family="paragraph" style:parent-style-name="Preformatted_20_Text" style:list-style-name="L13">
      <style:paragraph-properties fo:margin-top="0in" fo:margin-bottom="0.1965in" style:contextual-spacing="false" fo:padding="0in" fo:border="none"/>
    </style:style>
    <style:style style:name="P12" style:family="paragraph" style:parent-style-name="Preformatted_20_Text" style:list-style-name="L15">
      <style:paragraph-properties fo:margin-top="0in" fo:margin-bottom="0.1965in" style:contextual-spacing="false" fo:padding="0in" fo:border="none"/>
    </style:style>
    <style:style style:name="P13" style:family="paragraph" style:parent-style-name="Text_20_body">
      <style:paragraph-properties fo:padding="0in" fo:border="none"/>
    </style:style>
    <style:style style:name="P14" style:family="paragraph" style:parent-style-name="Text_20_body" style:list-style-name="L1">
      <style:paragraph-properties fo:padding="0in" fo:border="none"/>
    </style:style>
    <style:style style:name="P15" style:family="paragraph" style:parent-style-name="Text_20_body" style:list-style-name="L2">
      <style:paragraph-properties fo:padding="0in" fo:border="none"/>
    </style:style>
    <style:style style:name="P16" style:family="paragraph" style:parent-style-name="Text_20_body" style:list-style-name="L3">
      <style:paragraph-properties fo:padding="0in" fo:border="none"/>
    </style:style>
    <style:style style:name="P17" style:family="paragraph" style:parent-style-name="Text_20_body" style:list-style-name="L4">
      <style:paragraph-properties fo:padding="0in" fo:border="none"/>
    </style:style>
    <style:style style:name="P18" style:family="paragraph" style:parent-style-name="Text_20_body" style:list-style-name="L5">
      <style:paragraph-properties fo:padding="0in" fo:border="none"/>
    </style:style>
    <style:style style:name="P19" style:family="paragraph" style:parent-style-name="Text_20_body" style:list-style-name="L6">
      <style:paragraph-properties fo:padding="0in" fo:border="none"/>
    </style:style>
    <style:style style:name="P20" style:family="paragraph" style:parent-style-name="Text_20_body" style:list-style-name="L7">
      <style:paragraph-properties fo:padding="0in" fo:border="none"/>
    </style:style>
    <style:style style:name="P21" style:family="paragraph" style:parent-style-name="Text_20_body" style:list-style-name="L8">
      <style:paragraph-properties fo:padding="0in" fo:border="none"/>
    </style:style>
    <style:style style:name="P22" style:family="paragraph" style:parent-style-name="Text_20_body" style:list-style-name="L9">
      <style:paragraph-properties fo:padding="0in" fo:border="none"/>
    </style:style>
    <style:style style:name="P23" style:family="paragraph" style:parent-style-name="Text_20_body" style:list-style-name="L10">
      <style:paragraph-properties fo:padding="0in" fo:border="none"/>
    </style:style>
    <style:style style:name="P24" style:family="paragraph" style:parent-style-name="Text_20_body" style:list-style-name="L11">
      <style:paragraph-properties fo:padding="0in" fo:border="none"/>
    </style:style>
    <style:style style:name="P25" style:family="paragraph" style:parent-style-name="Text_20_body" style:list-style-name="L12">
      <style:paragraph-properties fo:padding="0in" fo:border="none"/>
    </style:style>
    <style:style style:name="P26" style:family="paragraph" style:parent-style-name="Text_20_body" style:list-style-name="L13">
      <style:paragraph-properties fo:padding="0in" fo:border="none"/>
    </style:style>
    <style:style style:name="P27" style:family="paragraph" style:parent-style-name="Text_20_body" style:list-style-name="L14">
      <style:paragraph-properties fo:padding="0in" fo:border="none"/>
    </style:style>
    <style:style style:name="P28" style:family="paragraph" style:parent-style-name="Text_20_body" style:list-style-name="L15">
      <style:paragraph-properties fo:padding="0in" fo:border="none"/>
    </style:style>
    <style:style style:name="P29" style:family="paragraph" style:parent-style-name="Text_20_body" style:list-style-name="L16">
      <style:paragraph-properties fo:padding="0in" fo:border="none"/>
    </style:style>
    <style:style style:name="P30" style:family="paragraph" style:parent-style-name="Text_20_body" style:list-style-name="L17">
      <style:paragraph-properties fo:padding="0in" fo:border="none"/>
    </style:style>
    <style:style style:name="T1" style:family="text">
      <style:text-properties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ql-injection-demo-project---how-it-was-created"/>SQL Injection Demo Project - How It Was Created</text:h>
      <text:p text:style-name="P13">This document outlines step-by-step how the SQL Injection vulnerable and protected login pages were created, deployed, and tested on an AWS Ubuntu EC2 instance with IP <text:span text:style-name="Source_20_Text"><text:span text:style-name="T1">3.6.93.109</text:span></text:span>, accessed with user <text:span text:style-name="Source_20_Text"><text:span text:style-name="T1">ubuntu</text:span></text:span>.</text:p>
      <text:p text:style-name="Horizontal_20_Line"/>
      <text:h text:style-name="P2" text:outline-level="2"><text:bookmark text:name="1-ec2-setup-and-access"/>1. EC2 Setup and Access</text:h>
      <text:list xml:id="list1167419090" text:style-name="L13">
        <text:list-item>
          <text:p text:style-name="P26">Launched an Ubuntu 22.04 LTS EC2 instance on AWS.</text:p>
        </text:list-item>
        <text:list-item>
          <text:p text:style-name="P26">Connected via SSH from PuTTY using:</text:p>
          <text:p text:style-name="P7"/>
          <text:p text:style-name="P11"><text:span text:style-name="Source_20_Text"><text:span text:style-name="T1">ssh -i my-key.pem ubuntu@3.6.93.109</text:span></text:span></text:p>
        </text:list-item>
      </text:list>
      <text:p text:style-name="Horizontal_20_Line"/>
      <text:h text:style-name="P2" text:outline-level="2"><text:bookmark text:name="2-installing-required-software"/>2. Installing Required Software</text:h>
      <text:p text:style-name="P13">Updated the package list and installed Apache, PHP, MySQL, and ModSecurity:</text:p>
      <text:p text:style-name="P6"/>
      <text:p text:style-name="P10"><text:span text:style-name="Source_20_Text"><text:span text:style-name="T1">sudo apt update</text:span></text:span></text:p>
      <text:p text:style-name="P9"><text:span text:style-name="Source_20_Text"><text:span text:style-name="T1">sudo apt install apache2 php libapache2-mod-php mysql-server libapache2-mod-security2 -y</text:span></text:span></text:p>
      <text:p text:style-name="P13">Started the web and database services:</text:p>
      <text:p text:style-name="P6"/>
      <text:p text:style-name="P10"><text:span text:style-name="Source_20_Text"><text:span text:style-name="T1">sudo systemctl start apache2</text:span></text:span></text:p>
      <text:p text:style-name="P9"><text:span text:style-name="Source_20_Text"><text:span text:style-name="T1">sudo systemctl start mysql</text:span></text:span></text:p>
      <text:p text:style-name="Horizontal_20_Line"/>
      <text:h text:style-name="P2" text:outline-level="2"><text:bookmark text:name="3-database-configuration"/>3. Database Configuration</text:h>
      <text:p text:style-name="P13">Secured MySQL:</text:p>
      <text:p text:style-name="P6"/>
      <text:p text:style-name="P9"><text:span text:style-name="Source_20_Text"><text:span text:style-name="T1">sudo mysql_secure_installation</text:span></text:span></text:p>
      <text:p text:style-name="P13">Logged into MySQL CLI:</text:p>
      <text:p text:style-name="P6"/>
      <text:p text:style-name="P9"><text:span text:style-name="Source_20_Text"><text:span text:style-name="T1">sudo mysql -u root -p</text:span></text:span></text:p>
      <text:p text:style-name="P13">Created database and user table for login:</text:p>
      <text:p text:style-name="P6"><text:soft-page-break/>sql</text:p>
      <text:p text:style-name="P10"><text:span text:style-name="Source_20_Text"><text:span text:style-name="T1">CREATE DATABASE login_demo;</text:span></text:span></text:p>
      <text:p text:style-name="P10"><text:span text:style-name="Source_20_Text"><text:span text:style-name="T1">USE login_demo;</text:span></text:span></text:p>
      <text:p text:style-name="P10"><text:span text:style-name="Source_20_Text"><text:span text:style-name="T1">CREATE TABLE users (id INT AUTO_INCREMENT PRIMARY KEY, username VARCHAR(50), password VARCHAR(100));</text:span></text:span></text:p>
      <text:p text:style-name="P10"><text:span text:style-name="Source_20_Text"><text:span text:style-name="T1">INSERT INTO users (username, password) VALUES ('admin', 'admin123');</text:span></text:span></text:p>
      <text:p text:style-name="P9"><text:span text:style-name="Source_20_Text"><text:span text:style-name="T1">EXIT;</text:span></text:span></text:p>
      <text:p text:style-name="Horizontal_20_Line"/>
      <text:h text:style-name="P2" text:outline-level="2"><text:bookmark text:name="4-web-application-setup"/>4. Web Application Setup</text:h>
      <text:p text:style-name="P13">Prepared web root and placed files:</text:p>
      <text:list xml:id="list1407518489" text:style-name="L14">
        <text:list-item>
          <text:p text:style-name="P27">Vulnerable login form and PHP in <text:span text:style-name="Source_20_Text"><text:span text:style-name="T1">/var/www/html/vuln</text:span></text:span></text:p>
        </text:list-item>
        <text:list-item>
          <text:p text:style-name="P27">Protected login form and PHP in <text:span text:style-name="Source_20_Text"><text:span text:style-name="T1">/var/www/html</text:span></text:span></text:p>
        </text:list-item>
      </text:list>
      <text:p text:style-name="P13">Managed correct permissions:</text:p>
      <text:p text:style-name="P6"/>
      <text:p text:style-name="P9"><text:span text:style-name="Source_20_Text"><text:span text:style-name="T1">sudo chown -R ubuntu:ubuntu /var/www/html</text:span></text:span></text:p>
      <text:p text:style-name="Horizontal_20_Line"/>
      <text:h text:style-name="P2" text:outline-level="2"><text:bookmark text:name="5-modsecurity-configuration"/>5. ModSecurity Configuration</text:h>
      <text:p text:style-name="P13">Disabled WAF on <text:span text:style-name="Source_20_Text"><text:span text:style-name="T1">/vuln</text:span></text:span> path to allow SQLi exploitation on vulnerable page:</text:p>
      <text:p text:style-name="P13">Created Apache config file <text:span text:style-name="Source_20_Text"><text:span text:style-name="T1">/etc/apache2/conf-available/disable-waf.conf</text:span></text:span> with content:</text:p>
      <text:p text:style-name="P6"/>
      <text:p text:style-name="P10"><text:span text:style-name="Source_20_Text"><text:span text:style-name="T1">Alias /vuln /var/www/html/vuln</text:span></text:span></text:p>
      <text:p text:style-name="P10"/>
      <text:p text:style-name="P10"><text:span text:style-name="Source_20_Text"><text:span text:style-name="T1">&lt;LocationMatch "^/vuln/"&gt;</text:span></text:span></text:p>
      <text:p text:style-name="P10"><text:span text:style-name="Source_20_Text"><text:span text:style-name="T1"><text:s text:c="4"/>SecRuleEngine Off</text:span></text:span></text:p>
      <text:p text:style-name="P9"><text:span text:style-name="Source_20_Text"><text:span text:style-name="T1">&lt;/LocationMatch&gt;</text:span></text:span></text:p>
      <text:p text:style-name="P13">Enabled config and restarted Apache:</text:p>
      <text:p text:style-name="P6"/>
      <text:p text:style-name="P10"><text:span text:style-name="Source_20_Text"><text:span text:style-name="T1">sudo a2enconf disable-waf</text:span></text:span></text:p>
      <text:p text:style-name="P9"><text:span text:style-name="Source_20_Text"><text:span text:style-name="T1">sudo systemctl restart apache2</text:span></text:span></text:p>
      <text:p text:style-name="Horizontal_20_Line"/>
      <text:h text:style-name="P2" text:outline-level="2"><text:bookmark text:name="6-testing-and-verification"/>6. Testing and Verification</text:h>
      <text:list xml:id="list3203410901" text:style-name="L15">
        <text:list-item>
          <text:p text:style-name="P28">Accessed vulnerable page at:</text:p>
          <text:p text:style-name="P8"/>
          <text:p text:style-name="P12"><text:span text:style-name="Source_20_Text"><text:span text:style-name="T1">http://3.6.93.109/vuln/page1.html</text:span></text:span></text:p>
          <text:p text:style-name="P28"><text:soft-page-break/>Confirmed SQL injection is exploitable.</text:p>
        </text:list-item>
        <text:list-item>
          <text:p text:style-name="P28">Accessed secure page at:</text:p>
          <text:p text:style-name="P8"/>
          <text:p text:style-name="P12"><text:span text:style-name="Source_20_Text"><text:span text:style-name="T1">http://3.6.93.109/page2.html</text:span></text:span></text:p>
          <text:p text:style-name="P28">Confirmed SQL injection attempts are blocked by ModSecurity.</text:p>
        </text:list-item>
      </text:list>
      <text:p text:style-name="Horizontal_20_Line"/>
      <text:h text:style-name="P2" text:outline-level="2"><text:bookmark text:name="notes"/>Notes</text:h>
      <text:list xml:id="list854347597" text:style-name="L16">
        <text:list-item>
          <text:p text:style-name="P29">The setup uses the same Apache server and port for both vulnerable and secure pages.</text:p>
        </text:list-item>
        <text:list-item>
          <text:p text:style-name="P29">WAF is selectively disabled only for <text:span text:style-name="Source_20_Text"><text:span text:style-name="T1">/vuln/*</text:span></text:span> paths.</text:p>
        </text:list-item>
        <text:list-item>
          <text:p text:style-name="P29">The project clearly demonstrates the impact of ModSecurity WAF on SQL injection protections.</text:p>
        </text:list-item>
      </text:list>
      <text:p text:style-name="Horizontal_20_Line"/>
      <text:h text:style-name="P2" text:outline-level="2">This project is ready for deployment validation and submission with URLs:</text:h>
      <text:list xml:id="list598882729" text:style-name="L17">
        <text:list-item>
          <text:p text:style-name="P30">EXPOITABLE: <text:span text:style-name="Source_20_Text"><text:span text:style-name="T1">http://3.6.93.109/vuln/page1.html</text:span></text:span></text:p>
        </text:list-item>
        <text:list-item>
          <text:p text:style-name="P30">PROTECTED: <text:span text:style-name="Source_20_Text"><text:span text:style-name="T1">http://3.6.93.109/page2.html</text:span></text:span></text:p>
        </text:list-item>
      </text:list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15T09:34:29.775000000</meta:creation-date>
    <dc:date>2025-10-15T09:44:30.781000000</dc:date>
    <meta:editing-duration>PT10M2S</meta:editing-duration>
    <meta:editing-cycles>1</meta:editing-cycles>
    <meta:document-statistic meta:table-count="0" meta:image-count="0" meta:object-count="0" meta:page-count="3" meta:paragraph-count="58" meta:word-count="327" meta:character-count="2308" meta:non-whitespace-character-count="2051"/>
    <meta:generator>LibreOffice/7.3.1.3$Windows_X86_64 LibreOffice_project/a69ca51ded25f3eefd52d7bf9a5fad8c90b87951</meta:generator>
  </office:meta>
</office:document-meta>
</file>